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lock.addLineArea( LineArea 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lock.getPosition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.getStartInd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lock.isStack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.addBlock( Block block , boolean autoHeigh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lock.setPositioning( int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.addBlock( Block bl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